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ピボットテーブルの角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ピボットテーブルのフィールド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ピボットテーブルのカテゴリー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ピボットテーブルのカテゴリー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ピボットテーブルのタイトル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ピボットテーブルのフィールド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ピボットテーブルのカテゴリー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ピボットテーブルの値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ピボットテーブルの値" style:data-style-name="N0">
      <style:table-cell-properties fo:border-bottom="none" fo:border-left="0.99pt solid #000000" fo:border-right="none" fo:border-top="none"/>
    </style:style>
    <style:style style:name="ce10" style:family="table-cell" style:parent-style-name="ピボットテーブルの値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ピボットテーブルの結果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ピボットテーブルの角">
      <style:table-cell-properties fo:border-bottom="0.99pt solid #000000" fo:border-left="none" fo:border-right="none" fo:border-top="2.01pt solid #000000"/>
    </style:style>
    <style:style style:name="ce13" style:family="table-cell" style:parent-style-name="ピボットテーブルのカテゴリー" style:data-style-name="N0">
      <style:table-cell-properties fo:border-bottom="0.99pt solid #000000" fo:border-left="none" fo:border-right="none" fo:border-top="none"/>
    </style:style>
    <style:style style:name="ce14" style:family="table-cell" style:parent-style-name="ピボットテーブルの値" style:data-style-name="N0">
      <style:table-cell-properties fo:border-bottom="none" fo:border-left="none" fo:border-right="none" fo:border-top="0.99pt solid #000000"/>
    </style:style>
    <style:style style:name="ce15" style:family="table-cell" style:parent-style-name="ピボットテーブルの値" style:data-style-name="N0"/>
    <style:style style:name="ce16" style:family="table-cell" style:parent-style-name="ピボットテーブルの値" style:data-style-name="N0">
      <style:table-cell-properties fo:border-bottom="0.99pt solid #000000" fo:border-left="none" fo:border-right="none" fo:border-top="none"/>
    </style:style>
    <style:style style:name="ce17" style:family="table-cell" style:parent-style-name="ピボットテーブルの結果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ピボットテーブルの値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ピボットテーブルの値" style:data-style-name="N0">
      <style:table-cell-properties fo:border-bottom="none" fo:border-left="none" fo:border-right="0.99pt solid #000000" fo:border-top="none"/>
    </style:style>
    <style:style style:name="ce20" style:family="table-cell" style:parent-style-name="ピボットテーブルの値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ピボットテーブルの結果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ピボットテーブルの角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ピボットテーブルのタイトル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ピボットテーブルの結果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ピボットテーブルの結果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ピボットテーブルの結果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ピボットテーブルの結果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learning count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office:value-type="float" office:value="0.125" calcext:value-type="float">
            <text:p>0.1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125" calcext:value-type="float">
            <text:p>0.1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125" calcext:value-type="float">
            <text:p>0.1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0.125" calcext:value-type="float">
            <text:p>0.1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5" calcext:value-type="float">
            <text:p>0.85</text:p>
          </table:table-cell>
          <table:table-cell office:value-type="float" office:value="0.125" calcext:value-type="float">
            <text:p>0.1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5" calcext:value-type="float">
            <text:p>0.15</text:p>
          </table:table-cell>
          <table:table-cell office:value-type="float" office:value="0.125" calcext:value-type="float">
            <text:p>0.1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85" calcext:value-type="float">
            <text:p>0.85</text:p>
          </table:table-cell>
          <table:table-cell office:value-type="float" office:value="0.125" calcext:value-type="float">
            <text:p>0.1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0.125" calcext:value-type="float">
            <text:p>0.1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float" office:value="0.125" calcext:value-type="float">
            <text:p>0.1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0.125" calcext:value-type="float">
            <text:p>0.1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5" calcext:value-type="float">
            <text:p>0.65</text:p>
          </table:table-cell>
          <table:table-cell office:value-type="float" office:value="0.125" calcext:value-type="float">
            <text:p>0.1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25" calcext:value-type="float">
            <text:p>0.1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125" calcext:value-type="float">
            <text:p>0.1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0.125" calcext:value-type="float">
            <text:p>0.1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office:value-type="float" office:value="0.125" calcext:value-type="float">
            <text:p>0.1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  <table:table-cell office:value-type="float" office:value="0.125" calcext:value-type="float">
            <text:p>0.1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15" calcext:value-type="float">
            <text:p>0.15</text:p>
          </table:table-cell>
          <table:table-cell office:value-type="float" office:value="0.125" calcext:value-type="float">
            <text:p>0.12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3" calcext:value-type="float">
            <text:p>0.3</text:p>
          </table:table-cell>
          <table:table-cell office:value-type="float" office:value="0.125" calcext:value-type="float">
            <text:p>0.12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45" calcext:value-type="float">
            <text:p>0.45</text:p>
          </table:table-cell>
          <table:table-cell office:value-type="float" office:value="0.125" calcext:value-type="float">
            <text:p>0.12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float" office:value="0.125" calcext:value-type="float">
            <text:p>0.1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0.45" calcext:value-type="float">
            <text:p>0.45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5" calcext:value-type="float">
            <text:p>0.85</text:p>
          </table:table-cell>
          <table:table-cell office:value-type="float" office:value="0.125" calcext:value-type="float">
            <text:p>0.1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office:value-type="float" office:value="0.125" calcext:value-type="float">
            <text:p>0.12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office:value-type="float" office:value="0.125" calcext:value-type="float">
            <text:p>0.12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125" calcext:value-type="float">
            <text:p>0.12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.125" calcext:value-type="float">
            <text:p>0.12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5" calcext:value-type="float">
            <text:p>0.45</text:p>
          </table:table-cell>
          <table:table-cell office:value-type="float" office:value="0.125" calcext:value-type="float">
            <text:p>0.1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65" calcext:value-type="float">
            <text:p>0.65</text:p>
          </table:table-cell>
          <table:table-cell office:value-type="float" office:value="0.125" calcext:value-type="float">
            <text:p>0.12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125" calcext:value-type="float">
            <text:p>0.12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125" calcext:value-type="float">
            <text:p>0.12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float" office:value="0.125" calcext:value-type="float">
            <text:p>0.12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office:value-type="float" office:value="0.125" calcext:value-type="float">
            <text:p>0.12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125" calcext:value-type="float">
            <text:p>0.12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95" calcext:value-type="float">
            <text:p>0.95</text:p>
          </table:table-cell>
          <table:table-cell office:value-type="float" office:value="0.125" calcext:value-type="float">
            <text:p>0.1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35" calcext:value-type="float">
            <text:p>0.35</text:p>
          </table:table-cell>
          <table:table-cell office:value-type="float" office:value="0.125" calcext:value-type="float">
            <text:p>0.1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85" calcext:value-type="float">
            <text:p>0.85</text:p>
          </table:table-cell>
          <table:table-cell office:value-type="float" office:value="0.125" calcext:value-type="float">
            <text:p>0.1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0.15" calcext:value-type="float">
            <text:p>0.15</text:p>
          </table:table-cell>
          <table:table-cell office:value-type="float" office:value="0.125" calcext:value-type="float">
            <text:p>0.1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5" calcext:value-type="float">
            <text:p>0.05</text:p>
          </table:table-cell>
          <table:table-cell office:value-type="float" office:value="0.125" calcext:value-type="float">
            <text:p>0.1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office:value-type="float" office:value="0.125" calcext:value-type="float">
            <text:p>0.1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65" calcext:value-type="float">
            <text:p>0.65</text:p>
          </table:table-cell>
          <table:table-cell office:value-type="float" office:value="0.125" calcext:value-type="float">
            <text:p>0.1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5" calcext:value-type="float">
            <text:p>0.95</text:p>
          </table:table-cell>
          <table:table-cell office:value-type="float" office:value="0.125" calcext:value-type="float">
            <text:p>0.12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45" calcext:value-type="float">
            <text:p>0.45</text:p>
          </table:table-cell>
          <table:table-cell office:value-type="float" office:value="0.125" calcext:value-type="float">
            <text:p>0.12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0.125" calcext:value-type="float">
            <text:p>0.12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office:value-type="float" office:value="0.125" calcext:value-type="float">
            <text:p>0.12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 office:value-type="float" office:value="0.35" calcext:value-type="float">
            <text:p>0.35</text:p>
          </table:table-cell>
          <table:table-cell office:value-type="float" office:value="0.125" calcext:value-type="float">
            <text:p>0.12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0.125" calcext:value-type="float">
            <text:p>0.12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125" calcext:value-type="float">
            <text:p>0.12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85" calcext:value-type="float">
            <text:p>0.85</text:p>
          </table:table-cell>
          <table:table-cell office:value-type="float" office:value="0.125" calcext:value-type="float">
            <text:p>0.12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125" calcext:value-type="float">
            <text:p>0.12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0.125" calcext:value-type="float">
            <text:p>0.12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125" calcext:value-type="float">
            <text:p>0.12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125" calcext:value-type="float">
            <text:p>0.12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0.125" calcext:value-type="float">
            <text:p>0.12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125" calcext:value-type="float">
            <text:p>0.12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65" calcext:value-type="float">
            <text:p>0.65</text:p>
          </table:table-cell>
          <table:table-cell office:value-type="float" office:value="0.125" calcext:value-type="float">
            <text:p>0.1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0.125" calcext:value-type="float">
            <text:p>0.1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5" calcext:value-type="float">
            <text:p>0.15</text:p>
          </table:table-cell>
          <table:table-cell office:value-type="float" office:value="0.125" calcext:value-type="float">
            <text:p>0.1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5" calcext:value-type="float">
            <text:p>0.85</text:p>
          </table:table-cell>
          <table:table-cell office:value-type="float" office:value="0.125" calcext:value-type="float">
            <text:p>0.12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125" calcext:value-type="float">
            <text:p>0.12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0.125" calcext:value-type="float">
            <text:p>0.12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125" calcext:value-type="float">
            <text:p>0.12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95" calcext:value-type="float">
            <text:p>0.95</text:p>
          </table:table-cell>
          <table:table-cell office:value-type="float" office:value="0.125" calcext:value-type="float">
            <text:p>0.12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0.125" calcext:value-type="float">
            <text:p>0.12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45" calcext:value-type="float">
            <text:p>0.45</text:p>
          </table:table-cell>
          <table:table-cell office:value-type="float" office:value="0.125" calcext:value-type="float">
            <text:p>0.12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85" calcext:value-type="float">
            <text:p>0.85</text:p>
          </table:table-cell>
          <table:table-cell office:value-type="float" office:value="0.125" calcext:value-type="float">
            <text:p>0.12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0.125" calcext:value-type="float">
            <text:p>0.12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25" calcext:value-type="float">
            <text:p>0.12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125" calcext:value-type="float">
            <text:p>0.12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4" calcext:value-type="float">
            <text:p>0.4</text:p>
          </table:table-cell>
          <table:table-cell office:value-type="float" office:value="0.125" calcext:value-type="float">
            <text:p>0.12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125" calcext:value-type="float">
            <text:p>0.12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0.125" calcext:value-type="float">
            <text:p>0.1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 office:value-type="float" office:value="0.125" calcext:value-type="float">
            <text:p>0.12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25" calcext:value-type="float">
            <text:p>0.12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 office:value-type="float" office:value="0.3" calcext:value-type="float">
            <text:p>0.3</text:p>
          </table:table-cell>
          <table:table-cell office:value-type="float" office:value="0.125" calcext:value-type="float">
            <text:p>0.12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35" calcext:value-type="float">
            <text:p>0.35</text:p>
          </table:table-cell>
          <table:table-cell office:value-type="float" office:value="0.125" calcext:value-type="float">
            <text:p>0.1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office:value-type="float" office:value="0.125" calcext:value-type="float">
            <text:p>0.12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125" calcext:value-type="float">
            <text:p>0.12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5" calcext:value-type="float">
            <text:p>0.95</text:p>
          </table:table-cell>
          <table:table-cell office:value-type="float" office:value="0.125" calcext:value-type="float">
            <text:p>0.12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5" calcext:value-type="float">
            <text:p>0.95</text:p>
          </table:table-cell>
          <table:table-cell office:value-type="float" office:value="0.125" calcext:value-type="float">
            <text:p>0.12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125" calcext:value-type="float">
            <text:p>0.12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95" calcext:value-type="float">
            <text:p>0.95</text:p>
          </table:table-cell>
          <table:table-cell office:value-type="float" office:value="0.125" calcext:value-type="float">
            <text:p>0.12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65" calcext:value-type="float">
            <text:p>0.65</text:p>
          </table:table-cell>
          <table:table-cell office:value-type="float" office:value="0.125" calcext:value-type="float">
            <text:p>0.12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4" calcext:value-type="float">
            <text:p>0.4</text:p>
          </table:table-cell>
          <table:table-cell office:value-type="float" office:value="0.125" calcext:value-type="float">
            <text:p>0.125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0.125" calcext:value-type="float">
            <text:p>0.12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125" calcext:value-type="float">
            <text:p>0.12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35" calcext:value-type="float">
            <text:p>0.35</text:p>
          </table:table-cell>
          <table:table-cell office:value-type="float" office:value="0.125" calcext:value-type="float">
            <text:p>0.125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table:number-columns-repeated="2" office:value-type="float" office:value="0.05" calcext:value-type="float">
            <text:p>0.05</text:p>
          </table:table-cell>
          <table:table-cell office:value-type="float" office:value="0.125" calcext:value-type="float">
            <text:p>0.125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.125" calcext:value-type="float">
            <text:p>0.125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95" calcext:value-type="float">
            <text:p>0.95</text:p>
          </table:table-cell>
          <table:table-cell office:value-type="float" office:value="0.125" calcext:value-type="float">
            <text:p>0.1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  <table:table-cell office:value-type="float" office:value="0.125" calcext:value-type="float">
            <text:p>0.125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ピボットテーブル_Sheet1_1" table:style-name="ta1">
        <table:shapes>
          <draw:frame draw:z-index="0" draw:style-name="gr1" draw:text-style-name="P1" svg:width="36.234cm" svg:height="14.555cm" svg:x="0.248cm" svg:y="7.172cm">
            <draw:object draw:notify-on-update-of-ranges="ピボットテーブル_Sheet1_1.A4:ピボットテーブル_Sheet1_1.A4 ピボットテーブル_Sheet1_1.A5:ピボットテーブル_Sheet1_1.A14 ピボットテーブル_Sheet1_1.B4:ピボットテーブル_Sheet1_1.B4 ピボットテーブル_Sheet1_1.B5:ピボットテーブル_Sheet1_1.B14 ピボットテーブル_Sheet1_1.C4:ピボットテーブル_Sheet1_1.C4 ピボットテーブル_Sheet1_1.C5:ピボットテーブル_Sheet1_1.C14 ピボットテーブル_Sheet1_1.D4:ピボットテーブル_Sheet1_1.D4 ピボットテーブル_Sheet1_1.D5:ピボットテーブル_Sheet1_1.D14 ピボットテーブル_Sheet1_1.E4:ピボットテーブル_Sheet1_1.E4 ピボットテーブル_Sheet1_1.E5:ピボットテーブル_Sheet1_1.E14 ピボットテーブル_Sheet1_1.F4:ピボットテーブル_Sheet1_1.F4 ピボットテーブル_Sheet1_1.F5:ピボットテーブル_Sheet1_1.F14 ピボットテーブル_Sheet1_1.G4:ピボットテーブル_Sheet1_1.G4 ピボットテーブル_Sheet1_1.G5:ピボットテーブル_Sheet1_1.G14 ピボットテーブル_Sheet1_1.H4:ピボットテーブル_Sheet1_1.H4 ピボットテーブル_Sheet1_1.H5:ピボットテーブル_Sheet1_1.H14 ピボットテーブル_Sheet1_1.I4:ピボットテーブル_Sheet1_1.I4 ピボットテーブル_Sheet1_1.I5:ピボットテーブル_Sheet1_1.I14 ピボットテーブル_Sheet1_1.J4:ピボットテーブル_Sheet1_1.J4 ピボットテーブル_Sheet1_1.J5:ピボットテーブル_Sheet1_1.J14 ピボットテーブル_Sheet1_1.K4:ピボットテーブル_Sheet1_1.K4 ピボットテーブル_Sheet1_1.K5:ピボットテーブル_Sheet1_1.K14 ピボットテーブル_Sheet1_1.L4:ピボットテーブル_Sheet1_1.L4 ピボットテーブル_Sheet1_1.L5:ピボットテーブル_Sheet1_1.L14 ピボットテーブル_Sheet1_1.M4:ピボットテーブル_Sheet1_1.M4 ピボットテーブル_Sheet1_1.M5:ピボットテーブル_Sheet1_1.M14 ピボットテーブル_Sheet1_1.N4:ピボットテーブル_Sheet1_1.N4 ピボットテーブル_Sheet1_1.N5:ピボットテーブル_Sheet1_1.N14 ピボットテーブル_Sheet1_1.O4:ピボットテーブル_Sheet1_1.O4 ピボットテーブル_Sheet1_1.O5:ピボットテーブル_Sheet1_1.O14 ピボットテーブル_Sheet1_1.P4:ピボットテーブル_Sheet1_1.P4 ピボットテーブル_Sheet1_1.P5:ピボットテーブル_Sheet1_1.P14 ピボットテーブル_Sheet1_1.Q4:ピボットテーブル_Sheet1_1.Q4 ピボットテーブル_Sheet1_1.Q5:ピボットテーブル_Sheet1_1.Q14 ピボットテーブル_Sheet1_1.R4:ピボットテーブル_Sheet1_1.R4 ピボットテーブル_Sheet1_1.R5:ピボットテーブル_Sheet1_1.R14 ピボットテーブル_Sheet1_1.S4:ピボットテーブル_Sheet1_1.S4 ピボットテーブル_Sheet1_1.S5:ピボットテーブル_Sheet1_1.S14 ピボットテーブル_Sheet1_1.T4:ピボットテーブル_Sheet1_1.T4 ピボットテーブル_Sheet1_1.T5:ピボットテーブル_Sheet1_1.T14 ピボットテーブル_Sheet1_1.U4:ピボットテーブル_Sheet1_1.U4 ピボットテーブル_Sheet1_1.U5:ピボットテーブル_Sheet1_1.U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4"/>
        <table:table-column table:style-name="co5" table:default-cell-style-name="ce9"/>
        <table:table-column table:style-name="co5" table:number-columns-repeated="18" table:default-cell-style-name="ce15"/>
        <table:table-column table:style-name="co5" table:default-cell-style-name="ce19"/>
        <table:table-column table:style-name="co5" table:default-cell-style-name="ce25"/>
        <table:table-row table:style-name="ro1">
          <table:table-cell table:style-name="Default" office:value-type="string" calcext:value-type="string">
            <text:p>フィルター</text:p>
          </table:table-cell>
          <table:table-cell table:style-name="Default" table:number-columns-repeated="21"/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ce1" office:value-type="string" calcext:value-type="string">
            <text:p>合計 - learning count</text:p>
          </table:table-cell>
          <table:table-cell table:style-name="ce6" office:value-type="string" calcext:value-type="string">
            <text:p>gamma</text:p>
          </table:table-cell>
          <table:table-cell table:style-name="ce12" table:number-columns-repeated="19"/>
          <table:table-cell table:style-name="ce22"/>
        </table:table-row>
        <table:table-row table:style-name="ro1">
          <table:table-cell table:style-name="ce2" office:value-type="string" calcext:value-type="string">
            <text:p>epsilon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float" office:value="0.15" calcext:value-type="float">
            <text:p>0.15</text:p>
          </table:table-cell>
          <table:table-cell table:style-name="ce13" office:value-type="float" office:value="0.2" calcext:value-type="float">
            <text:p>0.2</text:p>
          </table:table-cell>
          <table:table-cell table:style-name="ce13" office:value-type="float" office:value="0.25" calcext:value-type="float">
            <text:p>0.25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float" office:value="0.35" calcext:value-type="float">
            <text:p>0.35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0.45" calcext:value-type="float">
            <text:p>0.45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0.55" calcext:value-type="float">
            <text:p>0.55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65" calcext:value-type="float">
            <text:p>0.65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85" calcext:value-type="float">
            <text:p>0.85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0.95" calcext:value-type="float">
            <text:p>0.95</text:p>
          </table:table-cell>
          <table:table-cell table:style-name="ce23" office:value-type="string" calcext:value-type="string">
            <text:p>合計 結果</text:p>
          </table:table-cell>
        </table:table-row>
        <table:table-row table:style-name="ro1">
          <table:table-cell table:style-name="ce3" office:value-type="float" office:value="0.05" calcext:value-type="float">
            <text:p>0.05</text:p>
          </table:table-cell>
          <table:table-cell table:style-name="ce8" office:value-type="float" office:value="510" calcext:value-type="float">
            <text:p>510</text:p>
          </table:table-cell>
          <table:table-cell table:style-name="ce14" office:value-type="float" office:value="371" calcext:value-type="float">
            <text:p>371</text:p>
          </table:table-cell>
          <table:table-cell table:style-name="ce14" office:value-type="float" office:value="301" calcext:value-type="float">
            <text:p>301</text:p>
          </table:table-cell>
          <table:table-cell table:style-name="ce14" office:value-type="float" office:value="311" calcext:value-type="float">
            <text:p>311</text:p>
          </table:table-cell>
          <table:table-cell table:style-name="ce14" office:value-type="float" office:value="429" calcext:value-type="float">
            <text:p>429</text:p>
          </table:table-cell>
          <table:table-cell table:style-name="ce14" office:value-type="float" office:value="202" calcext:value-type="float">
            <text:p>202</text:p>
          </table:table-cell>
          <table:table-cell table:style-name="ce14" office:value-type="float" office:value="404" calcext:value-type="float">
            <text:p>404</text:p>
          </table:table-cell>
          <table:table-cell table:style-name="ce14" office:value-type="float" office:value="343" calcext:value-type="float">
            <text:p>343</text:p>
          </table:table-cell>
          <table:table-cell table:style-name="ce14" office:value-type="float" office:value="261" calcext:value-type="float">
            <text:p>26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339" calcext:value-type="float">
            <text:p>339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36" calcext:value-type="float">
            <text:p>236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office:value-type="float" office:value="181" calcext:value-type="float">
            <text:p>181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95" calcext:value-type="float">
            <text:p>95</text:p>
          </table:table-cell>
          <table:table-cell table:style-name="ce18" office:value-type="float" office:value="135" calcext:value-type="float">
            <text:p>135</text:p>
          </table:table-cell>
          <table:table-cell table:style-name="ce24" office:value-type="float" office:value="4959" calcext:value-type="float">
            <text:p>495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69" calcext:value-type="float">
            <text:p>169</text:p>
          </table:table-cell>
          <table:table-cell office:value-type="float" office:value="93" calcext:value-type="float">
            <text:p>93</text:p>
          </table:table-cell>
          <table:table-cell office:value-type="float" office:value="298" calcext:value-type="float">
            <text:p>298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239" calcext:value-type="float">
            <text:p>239</text:p>
          </table:table-cell>
          <table:table-cell office:value-type="float" office:value="181" calcext:value-type="float">
            <text:p>181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89" calcext:value-type="float">
            <text:p>89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30" calcext:value-type="float">
            <text:p>130</text:p>
          </table:table-cell>
          <table:table-cell office:value-type="float" office:value="265" calcext:value-type="float">
            <text:p>265</text:p>
          </table:table-cell>
          <table:table-cell office:value-type="float" office:value="180" calcext:value-type="float">
            <text:p>180</text:p>
          </table:table-cell>
          <table:table-cell office:value-type="float" office:value="63" calcext:value-type="float">
            <text:p>63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float" office:value="116" calcext:value-type="float">
            <text:p>116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142" calcext:value-type="float">
            <text:p>142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107" calcext:value-type="float">
            <text:p>107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182" calcext:value-type="float">
            <text:p>182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1000" calcext:value-type="float">
            <text:p>1000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0" office:value-type="float" office:value="82" calcext:value-type="float">
            <text:p>82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83" calcext:value-type="float">
            <text:p>83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161" calcext:value-type="float">
            <text:p>161</text:p>
          </table:table-cell>
          <table:table-cell table:style-name="ce20" office:value-type="float" office:value="1000" calcext:value-type="float">
            <text:p>1000</text:p>
          </table:table-cell>
          <table:table-cell table:style-name="ce26" office:value-type="float" office:value="2266" calcext:value-type="float">
            <text:p>2266</text:p>
          </table:table-cell>
        </table:table-row>
        <table:table-row table:style-name="ro1">
          <table:table-cell table:style-name="ce5" office:value-type="string" calcext:value-type="string">
            <text:p>合計 結果</text:p>
          </table:table-cell>
          <table:table-cell table:style-name="ce11" office:value-type="float" office:value="1372" calcext:value-type="float">
            <text:p>1372</text:p>
          </table:table-cell>
          <table:table-cell table:style-name="ce17" office:value-type="float" office:value="1219" calcext:value-type="float">
            <text:p>1219</text:p>
          </table:table-cell>
          <table:table-cell table:style-name="ce17" office:value-type="float" office:value="1410" calcext:value-type="float">
            <text:p>1410</text:p>
          </table:table-cell>
          <table:table-cell table:style-name="ce17" office:value-type="float" office:value="1039" calcext:value-type="float">
            <text:p>1039</text:p>
          </table:table-cell>
          <table:table-cell table:style-name="ce17" office:value-type="float" office:value="1251" calcext:value-type="float">
            <text:p>1251</text:p>
          </table:table-cell>
          <table:table-cell table:style-name="ce17" office:value-type="float" office:value="1126" calcext:value-type="float">
            <text:p>1126</text:p>
          </table:table-cell>
          <table:table-cell table:style-name="ce17" office:value-type="float" office:value="1253" calcext:value-type="float">
            <text:p>1253</text:p>
          </table:table-cell>
          <table:table-cell table:style-name="ce17" office:value-type="float" office:value="1080" calcext:value-type="float">
            <text:p>1080</text:p>
          </table:table-cell>
          <table:table-cell table:style-name="ce17" office:value-type="float" office:value="914" calcext:value-type="float">
            <text:p>914</text:p>
          </table:table-cell>
          <table:table-cell table:style-name="ce17" office:value-type="float" office:value="573" calcext:value-type="float">
            <text:p>573</text:p>
          </table:table-cell>
          <table:table-cell table:style-name="ce17" office:value-type="float" office:value="987" calcext:value-type="float">
            <text:p>987</text:p>
          </table:table-cell>
          <table:table-cell table:style-name="ce17" office:value-type="float" office:value="792" calcext:value-type="float">
            <text:p>792</text:p>
          </table:table-cell>
          <table:table-cell table:style-name="ce17" office:value-type="float" office:value="647" calcext:value-type="float">
            <text:p>647</text:p>
          </table:table-cell>
          <table:table-cell table:style-name="ce17" office:value-type="float" office:value="694" calcext:value-type="float">
            <text:p>694</text:p>
          </table:table-cell>
          <table:table-cell table:style-name="ce17" office:value-type="float" office:value="657" calcext:value-type="float">
            <text:p>657</text:p>
          </table:table-cell>
          <table:table-cell table:style-name="ce17" office:value-type="float" office:value="765" calcext:value-type="float">
            <text:p>765</text:p>
          </table:table-cell>
          <table:table-cell table:style-name="ce17" office:value-type="float" office:value="668" calcext:value-type="float">
            <text:p>668</text:p>
          </table:table-cell>
          <table:table-cell table:style-name="ce17" office:value-type="float" office:value="601" calcext:value-type="float">
            <text:p>601</text:p>
          </table:table-cell>
          <table:table-cell table:style-name="ce17" office:value-type="float" office:value="828" calcext:value-type="float">
            <text:p>828</text:p>
          </table:table-cell>
          <table:table-cell table:style-name="ce21" office:value-type="float" office:value="2948" calcext:value-type="float">
            <text:p>2948</text:p>
          </table:table-cell>
          <table:table-cell table:style-name="ce27" office:value-type="float" office:value="20824" calcext:value-type="float">
            <text:p>20824</text:p>
          </table:table-cell>
        </table:table-row>
      </table:table>
      <table:named-expressions/>
      <table:database-ranges>
        <table:database-range table:name="__Anonymous_Sheet_DB__0" table:target-range-address="Sheet1.A1:Sheet1.D201" table:display-filter-buttons="true">
          <table:sort>
            <table:sort-by table:field-number="3" table:data-type="automatic"/>
          </table:sort>
        </table:database-range>
      </table:database-ranges>
      <table:data-pilot-tables>
        <table:data-pilot-table table:name="DataPilot1" table:application-data="" table:target-range-address="ピボットテーブル_Sheet1_1.A1:ピボットテーブル_Sheet1_1.V15" table:buttons="ピボットテーブル_Sheet1_1.A1 ピボットテーブル_Sheet1_1.A4 ピボットテーブル_Sheet1_1.B3">
          <table:source-cell-range table:cell-range-address="Sheet1.A1:Sheet1.D201"/>
          <table:data-pilot-field table:source-field-name="gamma" table:orientation="column" table:used-hierarchy="0" table:function="auto">
            <table:data-pilot-level table:show-empty="false">
              <table:data-pilot-members>
                <table:data-pilot-member table:name="0" table:display="true" table:show-details="true"/>
                <table:data-pilot-member table:name="0.05" table:display="true" table:show-details="true"/>
                <table:data-pilot-member table:name="0.1" table:display="true" table:show-details="true"/>
                <table:data-pilot-member table:name="0.15" table:display="true" table:show-details="true"/>
                <table:data-pilot-member table:name="0.2" table:display="true" table:show-details="true"/>
                <table:data-pilot-member table:name="0.25" table:display="true" table:show-details="true"/>
                <table:data-pilot-member table:name="0.3" table:display="true" table:show-details="true"/>
                <table:data-pilot-member table:name="0.35" table:display="true" table:show-details="true"/>
                <table:data-pilot-member table:name="0.4" table:display="true" table:show-details="true"/>
                <table:data-pilot-member table:name="0.45" table:display="true" table:show-details="true"/>
                <table:data-pilot-member table:name="0.5" table:display="true" table:show-details="true"/>
                <table:data-pilot-member table:name="0.55" table:display="true" table:show-details="true"/>
                <table:data-pilot-member table:name="0.6" table:display="true" table:show-details="true"/>
                <table:data-pilot-member table:name="0.65" table:display="true" table:show-details="true"/>
                <table:data-pilot-member table:name="0.7" table:display="true" table:show-details="true"/>
                <table:data-pilot-member table:name="0.75" table:display="true" table:show-details="true"/>
                <table:data-pilot-member table:name="0.8" table:display="true" table:show-details="true"/>
                <table:data-pilot-member table:name="0.85" table:display="true" table:show-details="true"/>
                <table:data-pilot-member table:name="0.9" table:display="true" table:show-details="true"/>
                <table:data-pilot-member table:name="0.9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silon" table:orientation="row" table:used-hierarchy="0" table:function="auto">
            <table:data-pilot-level table:show-empty="false">
              <table:data-pilot-members>
                <table:data-pilot-member table:name="0.05" table:display="true" table:show-details="true"/>
                <table:data-pilot-member table:name="0.1" table:display="true" table:show-details="true"/>
                <table:data-pilot-member table:name="0.15" table:display="true" table:show-details="true"/>
                <table:data-pilot-member table:name="0.2" table:display="true" table:show-details="true"/>
                <table:data-pilot-member table:name="0.25" table:display="true" table:show-details="true"/>
                <table:data-pilot-member table:name="0.3" table:display="true" table:show-details="true"/>
                <table:data-pilot-member table:name="0.35" table:display="true" table:show-details="true"/>
                <table:data-pilot-member table:name="0.4" table:display="true" table:show-details="true"/>
                <table:data-pilot-member table:name="0.45" table:display="true" table:show-details="true"/>
                <table:data-pilot-member table:name="0.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learning count" table:orientation="data" table:used-hierarchy="0" table:function="sum">
            <table:data-pilot-level table:show-empty="false">
              <table:data-pilot-members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6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5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3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10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5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5" table:display="true" table:show-details="true"/>
                <table:data-pilot-member table:name="140" table:display="true" table:show-details="true"/>
                <table:data-pilot-member table:name="142" table:display="true" table:show-details="true"/>
                <table:data-pilot-member table:name="150" table:display="true" table:show-details="true"/>
                <table:data-pilot-member table:name="153" table:display="true" table:show-details="true"/>
                <table:data-pilot-member table:name="158" table:display="true" table:show-details="true"/>
                <table:data-pilot-member table:name="161" table:display="true" table:show-details="true"/>
                <table:data-pilot-member table:name="167" table:display="true" table:show-details="true"/>
                <table:data-pilot-member table:name="16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202" table:display="true" table:show-details="true"/>
                <table:data-pilot-member table:name="221" table:display="true" table:show-details="true"/>
                <table:data-pilot-member table:name="230" table:display="true" table:show-details="true"/>
                <table:data-pilot-member table:name="236" table:display="true" table:show-details="true"/>
                <table:data-pilot-member table:name="239" table:display="true" table:show-details="true"/>
                <table:data-pilot-member table:name="261" table:display="true" table:show-details="true"/>
                <table:data-pilot-member table:name="265" table:display="true" table:show-details="true"/>
                <table:data-pilot-member table:name="298" table:display="true" table:show-details="true"/>
                <table:data-pilot-member table:name="301" table:display="true" table:show-details="true"/>
                <table:data-pilot-member table:name="311" table:display="true" table:show-details="true"/>
                <table:data-pilot-member table:name="339" table:display="true" table:show-details="true"/>
                <table:data-pilot-member table:name="343" table:display="true" table:show-details="true"/>
                <table:data-pilot-member table:name="371" table:display="true" table:show-details="true"/>
                <table:data-pilot-member table:name="404" table:display="true" table:show-details="true"/>
                <table:data-pilot-member table:name="429" table:display="true" table:show-details="true"/>
                <table:data-pilot-member table:name="510" table:display="true" table:show-details="true"/>
                <table:data-pilot-member table:name="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ピボットテーブルの角" style:family="table-cell" style:parent-style-name="Default"/>
    <style:style style:name="ピボットテーブルの値" style:family="table-cell" style:parent-style-name="Default"/>
    <style:style style:name="ピボットテーブルのフィールド" style:family="table-cell" style:parent-style-name="Default"/>
    <style:style style:name="ピボットテーブルのカテゴリー" style:family="table-cell" style:parent-style-name="Default">
      <style:table-cell-properties style:text-align-source="fix" style:repeat-content="false"/>
      <style:paragraph-properties fo:text-align="start"/>
    </style:style>
    <style:style style:name="ピボットテーブルのタイトル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ピボットテーブルの結果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2T01:51:40.163679017</dc:date>
    <meta:document-statistic meta:table-count="2" meta:cell-count="1071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36.235cm" svg:height="14.556cm" xlink:href=".." xlink:type="simple" chart:class="chart:line" chart:style-name="ch1">
        <chart:legend chart:legend-position="end" svg:x="34.23cm" svg:y="2.248cm" style:legend-expansion="high" chart:style-name="ch2"/>
        <chart:plot-area chart:style-name="ch3" table:cell-range-address="ピボットテーブル_Sheet1_1.A4:ピボットテーブル_Sheet1_1.U14" chart:data-source-has-labels="both" svg:x="0.724cm" svg:y="0.291cm" svg:width="32.782cm" svg:height="13.974cm">
          <chartooo:coordinate-region svg:x="1.716cm" svg:y="0.49cm" svg:width="31.55cm" svg:height="13.128cm"/>
          <chart:axis chart:dimension="x" chart:name="primary-x" chart:style-name="ch4" chartooo:axis-type="auto">
            <chartooo:date-scale/>
            <chart:categories table:cell-range-address="ピボットテーブル_Sheet1_1.A5:ピボットテーブル_Sheet1_1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ピボットテーブル_Sheet1_1.B5:ピボットテーブル_Sheet1_1.B14" chart:label-cell-address="ピボットテーブル_Sheet1_1.B4:ピボットテーブル_Sheet1_1.B4" chart:class="chart:line">
            <chart:data-point chart:repeated="10"/>
          </chart:series>
          <chart:series chart:style-name="ch7" chart:values-cell-range-address="ピボットテーブル_Sheet1_1.C5:ピボットテーブル_Sheet1_1.C14" chart:label-cell-address="ピボットテーブル_Sheet1_1.C4:ピボットテーブル_Sheet1_1.C4" chart:class="chart:line">
            <chart:data-point chart:repeated="10"/>
          </chart:series>
          <chart:series chart:style-name="ch8" chart:values-cell-range-address="ピボットテーブル_Sheet1_1.D5:ピボットテーブル_Sheet1_1.D14" chart:label-cell-address="ピボットテーブル_Sheet1_1.D4:ピボットテーブル_Sheet1_1.D4" chart:class="chart:line">
            <chart:data-point chart:repeated="10"/>
          </chart:series>
          <chart:series chart:style-name="ch9" chart:values-cell-range-address="ピボットテーブル_Sheet1_1.E5:ピボットテーブル_Sheet1_1.E14" chart:label-cell-address="ピボットテーブル_Sheet1_1.E4:ピボットテーブル_Sheet1_1.E4" chart:class="chart:line">
            <chart:data-point chart:repeated="10"/>
          </chart:series>
          <chart:series chart:style-name="ch10" chart:values-cell-range-address="ピボットテーブル_Sheet1_1.F5:ピボットテーブル_Sheet1_1.F14" chart:label-cell-address="ピボットテーブル_Sheet1_1.F4:ピボットテーブル_Sheet1_1.F4" chart:class="chart:line">
            <chart:data-point chart:repeated="10"/>
          </chart:series>
          <chart:series chart:style-name="ch11" chart:values-cell-range-address="ピボットテーブル_Sheet1_1.G5:ピボットテーブル_Sheet1_1.G14" chart:label-cell-address="ピボットテーブル_Sheet1_1.G4:ピボットテーブル_Sheet1_1.G4" chart:class="chart:line">
            <chart:data-point chart:repeated="10"/>
          </chart:series>
          <chart:series chart:style-name="ch12" chart:values-cell-range-address="ピボットテーブル_Sheet1_1.H5:ピボットテーブル_Sheet1_1.H14" chart:label-cell-address="ピボットテーブル_Sheet1_1.H4:ピボットテーブル_Sheet1_1.H4" chart:class="chart:line">
            <chart:data-point chart:repeated="10"/>
          </chart:series>
          <chart:series chart:style-name="ch13" chart:values-cell-range-address="ピボットテーブル_Sheet1_1.I5:ピボットテーブル_Sheet1_1.I14" chart:label-cell-address="ピボットテーブル_Sheet1_1.I4:ピボットテーブル_Sheet1_1.I4" chart:class="chart:line">
            <chart:data-point chart:repeated="10"/>
          </chart:series>
          <chart:series chart:style-name="ch14" chart:values-cell-range-address="ピボットテーブル_Sheet1_1.J5:ピボットテーブル_Sheet1_1.J14" chart:label-cell-address="ピボットテーブル_Sheet1_1.J4:ピボットテーブル_Sheet1_1.J4" chart:class="chart:line">
            <chart:data-point chart:repeated="10"/>
          </chart:series>
          <chart:series chart:style-name="ch15" chart:values-cell-range-address="ピボットテーブル_Sheet1_1.K5:ピボットテーブル_Sheet1_1.K14" chart:label-cell-address="ピボットテーブル_Sheet1_1.K4:ピボットテーブル_Sheet1_1.K4" chart:class="chart:line">
            <chart:data-point chart:repeated="10"/>
          </chart:series>
          <chart:series chart:style-name="ch16" chart:values-cell-range-address="ピボットテーブル_Sheet1_1.L5:ピボットテーブル_Sheet1_1.L14" chart:label-cell-address="ピボットテーブル_Sheet1_1.L4:ピボットテーブル_Sheet1_1.L4" chart:class="chart:line">
            <chart:data-point chart:repeated="10"/>
          </chart:series>
          <chart:series chart:style-name="ch17" chart:values-cell-range-address="ピボットテーブル_Sheet1_1.M5:ピボットテーブル_Sheet1_1.M14" chart:label-cell-address="ピボットテーブル_Sheet1_1.M4:ピボットテーブル_Sheet1_1.M4" chart:class="chart:line">
            <chart:data-point chart:repeated="10"/>
          </chart:series>
          <chart:series chart:style-name="ch18" chart:values-cell-range-address="ピボットテーブル_Sheet1_1.N5:ピボットテーブル_Sheet1_1.N14" chart:label-cell-address="ピボットテーブル_Sheet1_1.N4:ピボットテーブル_Sheet1_1.N4" chart:class="chart:line">
            <chart:data-point chart:repeated="10"/>
          </chart:series>
          <chart:series chart:style-name="ch19" chart:values-cell-range-address="ピボットテーブル_Sheet1_1.O5:ピボットテーブル_Sheet1_1.O14" chart:label-cell-address="ピボットテーブル_Sheet1_1.O4:ピボットテーブル_Sheet1_1.O4" chart:class="chart:line">
            <chart:data-point chart:repeated="10"/>
          </chart:series>
          <chart:series chart:style-name="ch20" chart:values-cell-range-address="ピボットテーブル_Sheet1_1.P5:ピボットテーブル_Sheet1_1.P14" chart:label-cell-address="ピボットテーブル_Sheet1_1.P4:ピボットテーブル_Sheet1_1.P4" chart:class="chart:line">
            <chart:data-point chart:repeated="10"/>
          </chart:series>
          <chart:series chart:style-name="ch21" chart:values-cell-range-address="ピボットテーブル_Sheet1_1.Q5:ピボットテーブル_Sheet1_1.Q14" chart:label-cell-address="ピボットテーブル_Sheet1_1.Q4:ピボットテーブル_Sheet1_1.Q4" chart:class="chart:line">
            <chart:data-point chart:repeated="10"/>
          </chart:series>
          <chart:series chart:style-name="ch22" chart:values-cell-range-address="ピボットテーブル_Sheet1_1.R5:ピボットテーブル_Sheet1_1.R14" chart:label-cell-address="ピボットテーブル_Sheet1_1.R4:ピボットテーブル_Sheet1_1.R4" chart:class="chart:line">
            <chart:data-point chart:repeated="10"/>
          </chart:series>
          <chart:series chart:style-name="ch23" chart:values-cell-range-address="ピボットテーブル_Sheet1_1.S5:ピボットテーブル_Sheet1_1.S14" chart:label-cell-address="ピボットテーブル_Sheet1_1.S4:ピボットテーブル_Sheet1_1.S4" chart:class="chart:line">
            <chart:data-point chart:repeated="10"/>
          </chart:series>
          <chart:series chart:style-name="ch24" chart:values-cell-range-address="ピボットテーブル_Sheet1_1.T5:ピボットテーブル_Sheet1_1.T14" chart:label-cell-address="ピボットテーブル_Sheet1_1.T4:ピボットテーブル_Sheet1_1.T4" chart:class="chart:line">
            <chart:data-point chart:repeated="10"/>
          </chart:series>
          <chart:series chart:style-name="ch25" chart:values-cell-range-address="ピボットテーブル_Sheet1_1.U5:ピボットテーブル_Sheet1_1.U14" chart:label-cell-address="ピボットテーブル_Sheet1_1.U4:ピボットテーブル_Sheet1_1.U4" chart:class="chart:line">
            <chart:data-point chart:repeated="10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ピボットテーブル_Sheet1_1.B4:ピボットテーブル_Sheet1_1.B4</svg:desc>
                </draw:g>
              </table:table-cell>
              <table:table-cell office:value-type="string">
                <text:p>0.05</text:p>
                <draw:g>
                  <svg:desc>ピボットテーブル_Sheet1_1.C4:ピボットテーブル_Sheet1_1.C4</svg:desc>
                </draw:g>
              </table:table-cell>
              <table:table-cell office:value-type="string">
                <text:p>0.1</text:p>
                <draw:g>
                  <svg:desc>ピボットテーブル_Sheet1_1.D4:ピボットテーブル_Sheet1_1.D4</svg:desc>
                </draw:g>
              </table:table-cell>
              <table:table-cell office:value-type="string">
                <text:p>0.15</text:p>
                <draw:g>
                  <svg:desc>ピボットテーブル_Sheet1_1.E4:ピボットテーブル_Sheet1_1.E4</svg:desc>
                </draw:g>
              </table:table-cell>
              <table:table-cell office:value-type="string">
                <text:p>0.2</text:p>
                <draw:g>
                  <svg:desc>ピボットテーブル_Sheet1_1.F4:ピボットテーブル_Sheet1_1.F4</svg:desc>
                </draw:g>
              </table:table-cell>
              <table:table-cell office:value-type="string">
                <text:p>0.25</text:p>
                <draw:g>
                  <svg:desc>ピボットテーブル_Sheet1_1.G4:ピボットテーブル_Sheet1_1.G4</svg:desc>
                </draw:g>
              </table:table-cell>
              <table:table-cell office:value-type="string">
                <text:p>0.3</text:p>
                <draw:g>
                  <svg:desc>ピボットテーブル_Sheet1_1.H4:ピボットテーブル_Sheet1_1.H4</svg:desc>
                </draw:g>
              </table:table-cell>
              <table:table-cell office:value-type="string">
                <text:p>0.35</text:p>
                <draw:g>
                  <svg:desc>ピボットテーブル_Sheet1_1.I4:ピボットテーブル_Sheet1_1.I4</svg:desc>
                </draw:g>
              </table:table-cell>
              <table:table-cell office:value-type="string">
                <text:p>0.4</text:p>
                <draw:g>
                  <svg:desc>ピボットテーブル_Sheet1_1.J4:ピボットテーブル_Sheet1_1.J4</svg:desc>
                </draw:g>
              </table:table-cell>
              <table:table-cell office:value-type="string">
                <text:p>0.45</text:p>
                <draw:g>
                  <svg:desc>ピボットテーブル_Sheet1_1.K4:ピボットテーブル_Sheet1_1.K4</svg:desc>
                </draw:g>
              </table:table-cell>
              <table:table-cell office:value-type="string">
                <text:p>0.5</text:p>
                <draw:g>
                  <svg:desc>ピボットテーブル_Sheet1_1.L4:ピボットテーブル_Sheet1_1.L4</svg:desc>
                </draw:g>
              </table:table-cell>
              <table:table-cell office:value-type="string">
                <text:p>0.55</text:p>
                <draw:g>
                  <svg:desc>ピボットテーブル_Sheet1_1.M4:ピボットテーブル_Sheet1_1.M4</svg:desc>
                </draw:g>
              </table:table-cell>
              <table:table-cell office:value-type="string">
                <text:p>0.6</text:p>
                <draw:g>
                  <svg:desc>ピボットテーブル_Sheet1_1.N4:ピボットテーブル_Sheet1_1.N4</svg:desc>
                </draw:g>
              </table:table-cell>
              <table:table-cell office:value-type="string">
                <text:p>0.65</text:p>
                <draw:g>
                  <svg:desc>ピボットテーブル_Sheet1_1.O4:ピボットテーブル_Sheet1_1.O4</svg:desc>
                </draw:g>
              </table:table-cell>
              <table:table-cell office:value-type="string">
                <text:p>0.7</text:p>
                <draw:g>
                  <svg:desc>ピボットテーブル_Sheet1_1.P4:ピボットテーブル_Sheet1_1.P4</svg:desc>
                </draw:g>
              </table:table-cell>
              <table:table-cell office:value-type="string">
                <text:p>0.75</text:p>
                <draw:g>
                  <svg:desc>ピボットテーブル_Sheet1_1.Q4:ピボットテーブル_Sheet1_1.Q4</svg:desc>
                </draw:g>
              </table:table-cell>
              <table:table-cell office:value-type="string">
                <text:p>0.8</text:p>
                <draw:g>
                  <svg:desc>ピボットテーブル_Sheet1_1.R4:ピボットテーブル_Sheet1_1.R4</svg:desc>
                </draw:g>
              </table:table-cell>
              <table:table-cell office:value-type="string">
                <text:p>0.85</text:p>
                <draw:g>
                  <svg:desc>ピボットテーブル_Sheet1_1.S4:ピボットテーブル_Sheet1_1.S4</svg:desc>
                </draw:g>
              </table:table-cell>
              <table:table-cell office:value-type="string">
                <text:p>0.9</text:p>
                <draw:g>
                  <svg:desc>ピボットテーブル_Sheet1_1.T4:ピボットテーブル_Sheet1_1.T4</svg:desc>
                </draw:g>
              </table:table-cell>
              <table:table-cell office:value-type="string">
                <text:p>0.95</text:p>
                <draw:g>
                  <svg:desc>ピボットテーブル_Sheet1_1.U4:ピボットテーブル_Sheet1_1.U4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</text:p>
                <draw:g>
                  <svg:desc>ピボットテーブル_Sheet1_1.A5:ピボットテーブル_Sheet1_1.A14</svg:desc>
                </draw:g>
              </table:table-cell>
              <table:table-cell office:value-type="float" office:value="510">
                <text:p>510</text:p>
                <draw:g>
                  <svg:desc>ピボットテーブル_Sheet1_1.B5:ピボットテーブル_Sheet1_1.B14</svg:desc>
                </draw:g>
              </table:table-cell>
              <table:table-cell office:value-type="float" office:value="371">
                <text:p>371</text:p>
                <draw:g>
                  <svg:desc>ピボットテーブル_Sheet1_1.C5:ピボットテーブル_Sheet1_1.C14</svg:desc>
                </draw:g>
              </table:table-cell>
              <table:table-cell office:value-type="float" office:value="301">
                <text:p>301</text:p>
                <draw:g>
                  <svg:desc>ピボットテーブル_Sheet1_1.D5:ピボットテーブル_Sheet1_1.D14</svg:desc>
                </draw:g>
              </table:table-cell>
              <table:table-cell office:value-type="float" office:value="311">
                <text:p>311</text:p>
                <draw:g>
                  <svg:desc>ピボットテーブル_Sheet1_1.E5:ピボットテーブル_Sheet1_1.E14</svg:desc>
                </draw:g>
              </table:table-cell>
              <table:table-cell office:value-type="float" office:value="429">
                <text:p>429</text:p>
                <draw:g>
                  <svg:desc>ピボットテーブル_Sheet1_1.F5:ピボットテーブル_Sheet1_1.F14</svg:desc>
                </draw:g>
              </table:table-cell>
              <table:table-cell office:value-type="float" office:value="202">
                <text:p>202</text:p>
                <draw:g>
                  <svg:desc>ピボットテーブル_Sheet1_1.G5:ピボットテーブル_Sheet1_1.G14</svg:desc>
                </draw:g>
              </table:table-cell>
              <table:table-cell office:value-type="float" office:value="404">
                <text:p>404</text:p>
                <draw:g>
                  <svg:desc>ピボットテーブル_Sheet1_1.H5:ピボットテーブル_Sheet1_1.H14</svg:desc>
                </draw:g>
              </table:table-cell>
              <table:table-cell office:value-type="float" office:value="343">
                <text:p>343</text:p>
                <draw:g>
                  <svg:desc>ピボットテーブル_Sheet1_1.I5:ピボットテーブル_Sheet1_1.I14</svg:desc>
                </draw:g>
              </table:table-cell>
              <table:table-cell office:value-type="float" office:value="261">
                <text:p>261</text:p>
                <draw:g>
                  <svg:desc>ピボットテーブル_Sheet1_1.J5:ピボットテーブル_Sheet1_1.J14</svg:desc>
                </draw:g>
              </table:table-cell>
              <table:table-cell office:value-type="float" office:value="67">
                <text:p>67</text:p>
                <draw:g>
                  <svg:desc>ピボットテーブル_Sheet1_1.K5:ピボットテーブル_Sheet1_1.K14</svg:desc>
                </draw:g>
              </table:table-cell>
              <table:table-cell office:value-type="float" office:value="339">
                <text:p>339</text:p>
                <draw:g>
                  <svg:desc>ピボットテーブル_Sheet1_1.L5:ピボットテーブル_Sheet1_1.L14</svg:desc>
                </draw:g>
              </table:table-cell>
              <table:table-cell office:value-type="float" office:value="221">
                <text:p>221</text:p>
                <draw:g>
                  <svg:desc>ピボットテーブル_Sheet1_1.M5:ピボットテーブル_Sheet1_1.M14</svg:desc>
                </draw:g>
              </table:table-cell>
              <table:table-cell office:value-type="float" office:value="76">
                <text:p>76</text:p>
                <draw:g>
                  <svg:desc>ピボットテーブル_Sheet1_1.N5:ピボットテーブル_Sheet1_1.N14</svg:desc>
                </draw:g>
              </table:table-cell>
              <table:table-cell office:value-type="float" office:value="236">
                <text:p>236</text:p>
                <draw:g>
                  <svg:desc>ピボットテーブル_Sheet1_1.O5:ピボットテーブル_Sheet1_1.O14</svg:desc>
                </draw:g>
              </table:table-cell>
              <table:table-cell office:value-type="float" office:value="230">
                <text:p>230</text:p>
                <draw:g>
                  <svg:desc>ピボットテーブル_Sheet1_1.P5:ピボットテーブル_Sheet1_1.P14</svg:desc>
                </draw:g>
              </table:table-cell>
              <table:table-cell office:value-type="float" office:value="142">
                <text:p>142</text:p>
                <draw:g>
                  <svg:desc>ピボットテーブル_Sheet1_1.Q5:ピボットテーブル_Sheet1_1.Q14</svg:desc>
                </draw:g>
              </table:table-cell>
              <table:table-cell office:value-type="float" office:value="181">
                <text:p>181</text:p>
                <draw:g>
                  <svg:desc>ピボットテーブル_Sheet1_1.R5:ピボットテーブル_Sheet1_1.R14</svg:desc>
                </draw:g>
              </table:table-cell>
              <table:table-cell office:value-type="float" office:value="105">
                <text:p>105</text:p>
                <draw:g>
                  <svg:desc>ピボットテーブル_Sheet1_1.S5:ピボットテーブル_Sheet1_1.S14</svg:desc>
                </draw:g>
              </table:table-cell>
              <table:table-cell office:value-type="float" office:value="95">
                <text:p>95</text:p>
                <draw:g>
                  <svg:desc>ピボットテーブル_Sheet1_1.T5:ピボットテーブル_Sheet1_1.T14</svg:desc>
                </draw:g>
              </table:table-cell>
              <table:table-cell office:value-type="float" office:value="135">
                <text:p>135</text:p>
                <draw:g>
                  <svg:desc>ピボットテーブル_Sheet1_1.U5:ピボットテーブル_Sheet1_1.U14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169">
                <text:p>169</text:p>
              </table:table-cell>
              <table:table-cell office:value-type="float" office:value="93">
                <text:p>93</text:p>
              </table:table-cell>
              <table:table-cell office:value-type="float" office:value="298">
                <text:p>298</text:p>
              </table:table-cell>
              <table:table-cell office:value-type="float" office:value="140">
                <text:p>140</text:p>
              </table:table-cell>
              <table:table-cell office:value-type="float" office:value="169">
                <text:p>169</text:p>
              </table:table-cell>
              <table:table-cell office:value-type="float" office:value="239">
                <text:p>239</text:p>
              </table:table-cell>
              <table:table-cell office:value-type="float" office:value="181">
                <text:p>181</text:p>
              </table:table-cell>
              <table:table-cell office:value-type="float" office:value="112">
                <text:p>112</text:p>
              </table:table-cell>
              <table:table-cell office:value-type="float" office:value="117">
                <text:p>117</text:p>
              </table:table-cell>
              <table:table-cell office:value-type="float" office:value="89">
                <text:p>89</text:p>
              </table:table-cell>
              <table:table-cell office:value-type="float" office:value="130">
                <text:p>130</text:p>
              </table:table-cell>
              <table:table-cell office:value-type="float" office:value="90">
                <text:p>90</text:p>
              </table:table-cell>
              <table:table-cell office:value-type="float" office:value="99">
                <text:p>99</text:p>
              </table:table-cell>
              <table:table-cell office:value-type="float" office:value="59">
                <text:p>59</text:p>
              </table:table-cell>
              <table:table-cell office:value-type="float" office:value="48">
                <text:p>48</text:p>
              </table:table-cell>
              <table:table-cell office:value-type="float" office:value="116">
                <text:p>116</text:p>
              </table:table-cell>
              <table:table-cell office:value-type="float" office:value="113">
                <text:p>113</text:p>
              </table:table-cell>
              <table:table-cell office:value-type="float" office:value="91">
                <text:p>91</text:p>
              </table:table-cell>
              <table:table-cell office:value-type="float" office:value="116">
                <text:p>1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265">
                <text:p>265</text:p>
              </table:table-cell>
              <table:table-cell office:value-type="float" office:value="180">
                <text:p>180</text:p>
              </table:table-cell>
              <table:table-cell office:value-type="float" office:value="63">
                <text:p>63</text:p>
              </table:table-cell>
              <table:table-cell office:value-type="float" office:value="158">
                <text:p>158</text:p>
              </table:table-cell>
              <table:table-cell office:value-type="float" office:value="167">
                <text:p>167</text:p>
              </table:table-cell>
              <table:table-cell office:value-type="float" office:value="108">
                <text:p>108</text:p>
              </table:table-cell>
              <table:table-cell office:value-type="float" office:value="131">
                <text:p>131</text:p>
              </table:table-cell>
              <table:table-cell office:value-type="float" office:value="116">
                <text:p>116</text:p>
              </table:table-cell>
              <table:table-cell office:value-type="float" office:value="98">
                <text:p>98</text:p>
              </table:table-cell>
              <table:table-cell office:value-type="float" office:value="77">
                <text:p>77</text:p>
              </table:table-cell>
              <table:table-cell office:value-type="float" office:value="106">
                <text:p>106</text:p>
              </table:table-cell>
              <table:table-cell office:value-type="float" office:value="112">
                <text:p>112</text:p>
              </table:table-cell>
              <table:table-cell office:value-type="float" office:value="90">
                <text:p>90</text:p>
              </table:table-cell>
              <table:table-cell office:value-type="float" office:value="66">
                <text:p>66</text:p>
              </table:table-cell>
              <table:table-cell office:value-type="float" office:value="38">
                <text:p>38</text:p>
              </table:table-cell>
              <table:table-cell office:value-type="float" office:value="71">
                <text:p>71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77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116">
                <text:p>116</text:p>
              </table:table-cell>
              <table:table-cell office:value-type="float" office:value="100">
                <text:p>100</text:p>
              </table:table-cell>
              <table:table-cell office:value-type="float" office:value="121">
                <text:p>121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9">
                <text:p>49</text:p>
              </table:table-cell>
              <table:table-cell office:value-type="float" office:value="38">
                <text:p>38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  <table:table-cell office:value-type="float" office:value="80">
                <text:p>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45">
                <text:p>45</text:p>
              </table:table-cell>
              <table:table-cell office:value-type="float" office:value="108">
                <text:p>108</text:p>
              </table:table-cell>
              <table:table-cell office:value-type="float" office:value="92">
                <text:p>92</text:p>
              </table:table-cell>
              <table:table-cell office:value-type="float" office:value="77">
                <text:p>77</text:p>
              </table:table-cell>
              <table:table-cell office:value-type="float" office:value="101">
                <text:p>101</text:p>
              </table:table-cell>
              <table:table-cell office:value-type="float" office:value="82">
                <text:p>82</text:p>
              </table:table-cell>
              <table:table-cell office:value-type="float" office:value="64">
                <text:p>64</text:p>
              </table:table-cell>
              <table:table-cell office:value-type="float" office:value="82">
                <text:p>82</text:p>
              </table:table-cell>
              <table:table-cell office:value-type="float" office:value="52">
                <text:p>52</text:p>
              </table:table-cell>
              <table:table-cell office:value-type="float" office:value="101">
                <text:p>101</text:p>
              </table:table-cell>
              <table:table-cell office:value-type="float" office:value="95">
                <text:p>95</text:p>
              </table:table-cell>
              <table:table-cell office:value-type="float" office:value="44">
                <text:p>44</text:p>
              </table:table-cell>
              <table:table-cell office:value-type="float" office:value="64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93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120">
                <text:p>120</text:p>
              </table:table-cell>
              <table:table-cell office:value-type="float" office:value="51">
                <text:p>51</text:p>
              </table:table-cell>
              <table:table-cell office:value-type="float" office:value="72">
                <text:p>72</text:p>
              </table:table-cell>
              <table:table-cell office:value-type="float" office:value="125">
                <text:p>125</text:p>
              </table:table-cell>
              <table:table-cell office:value-type="float" office:value="82">
                <text:p>82</text:p>
              </table:table-cell>
              <table:table-cell office:value-type="float" office:value="58">
                <text:p>58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  <table:table-cell office:value-type="float" office:value="41">
                <text:p>41</text:p>
              </table:table-cell>
              <table:table-cell office:value-type="float" office:value="57">
                <text:p>57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52">
                <text:p>52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45">
                <text:p>45</text:p>
              </table:table-cell>
              <table:table-cell office:value-type="float" office:value="107">
                <text:p>107</text:p>
              </table:table-cell>
              <table:table-cell office:value-type="float" office:value="34">
                <text:p>34</text:p>
              </table:table-cell>
              <table:table-cell office:value-type="float" office:value="86">
                <text:p>86</text:p>
              </table:table-cell>
              <table:table-cell office:value-type="float" office:value="53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61">
                <text:p>61</text:p>
              </table:table-cell>
              <table:table-cell office:value-type="float" office:value="55">
                <text:p>55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82">
                <text:p>82</text:p>
              </table:table-cell>
              <table:table-cell office:value-type="float" office:value="64">
                <text:p>64</text:p>
              </table:table-cell>
              <table:table-cell office:value-type="float" office:value="81">
                <text:p>81</text:p>
              </table:table-cell>
              <table:table-cell office:value-type="float" office:value="54">
                <text:p>5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03">
                <text:p>103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64">
                <text:p>64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105">
                <text:p>10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88">
                <text:p>88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82">
                <text:p>82</text:p>
              </table:table-cell>
              <table:table-cell office:value-type="float" office:value="46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26">
                <text:p>26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51">
                <text:p>51</text:p>
              </table:table-cell>
              <table:table-cell office:value-type="float" office:value="59">
                <text:p>59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  <table:table-cell office:value-type="float" office:value="76">
                <text:p>76</text:p>
              </table:table-cell>
              <table:table-cell office:value-type="float" office:value="58">
                <text:p>58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  <table:table-cell office:value-type="float" office:value="53">
                <text:p>53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61">
                <text:p>61</text:p>
              </table:table-cell>
              <table:table-cell office:value-type="float" office:value="153">
                <text:p>153</text:p>
              </table:table-cell>
              <table:table-cell office:value-type="float" office:value="28">
                <text:p>28</text:p>
              </table:table-cell>
              <table:table-cell office:value-type="float" office:value="59">
                <text:p>59</text:p>
              </table:table-cell>
              <table:table-cell office:value-type="float" office:value="161">
                <text:p>161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